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11.18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92cm" fo:min-width="11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8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06cm" fo:min-width="11.1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8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2.4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0.635cm" svg:x="1.612cm" svg:y="2.52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84cm" svg:height="5.842cm" svg:x="1.612cm" svg:y="3.15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312cm" svg:height="5.228cm" svg:x="-0.397cm" svg:y="3.159cm">
          <draw:text-box>
            <text:p><text:s text:c="12"/>title: DataTypes.STRING(30),</text:p>
            <text:p><text:s text:c="12"/>description: DataTypes.STRING(250),</text:p>
            <text:p><text:s text:c="12"/>directions: DataTypes.STRING(2500),</text:p>
            <text:p><text:s text:c="12"/>category: DataTypes.STRING(25),</text:p>
            <text:p><text:s text:c="12"/>featured: DataTypes.INTEGER(1),</text:p>
            <text:p><text:s text:c="12"/>sponsored: DataTypes.INTEGER(1),</text:p>
            <text:p><text:s text:c="12"/>image_path: DataTypes.STRING(50)</text:p>
          </draw:text-box>
        </draw:frame>
        <draw:custom-shape draw:style-name="gr1" draw:text-style-name="P1" draw:layer="layout" svg:width="11.684cm" svg:height="0.635cm" svg:x="1.889cm" svg:y="11.033cm">
          <text:p text:style-name="P1">Ingredie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684cm" svg:height="3.556cm" svg:x="1.889cm" svg:y="11.66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301cm" svg:height="2.384cm" svg:x="1.637cm" svg:y="12.205cm">
          <draw:text-box>
            <text:p><text:s text:c="2"/>ingredient: DataTypes.STRING(30),</text:p>
            <text:p><text:s text:c="8"/>amount: DataTypes.STRING(30),</text:p>
            <text:p><text:s text:c="8"/>unit: DataTypes.STRING(30)</text:p>
          </draw:text-box>
        </draw:frame>
        <draw:line draw:style-name="gr6" draw:text-style-name="P4" draw:layer="layout" svg:x1="7.985cm" svg:y1="10.906cm" svg:x2="7.985cm" svg:y2="9.128cm">
          <text:p/>
        </draw:line>
        <draw:custom-shape draw:style-name="gr7" draw:text-style-name="P1" draw:layer="layout" svg:width="12.954cm" svg:height="0.762cm" svg:x="1cm" svg:y="1cm">
          <text:p text:style-name="P1">Class Diag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4:09:23.963220164</meta:creation-date>
    <dc:date>2017-04-19T10:25:55.937689620</dc:date>
    <meta:editing-duration>PT8M55S</meta:editing-duration>
    <meta:editing-cycles>2</meta:editing-cycles>
    <meta:generator>LibreOffice/5.1.6.2$Linux_X86_64 LibreOffice_project/10m0$Build-2</meta:generator>
    <meta:document-statistic meta:object-count="8"/>
  </office:meta>
</office:document-meta>
</file>